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s prestations regroupent plusieurs onglet :</text:p>
      <text:list xml:id="list1699602426141871135" text:style-name="L1">
        <text:list-item>
          <text:p text:style-name="P1">consultation</text:p>
        </text:list-item>
        <text:list-item>
          <text:p text:style-name="P1">imagerie</text:p>
        </text:list-item>
        <text:list-item>
          <text:p text:style-name="P1">analyse sanguine</text:p>
        </text:list-item>
        <text:list-item>
          <text:p text:style-name="P1">chirurgie</text:p>
        </text:list-item>
        <text:list-item>
          <text:p text:style-name="P1">hospitalisation</text:p>
        </text:list-item>
        <text:list-item>
          <text:p text:style-name="P1">NA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3S</meta:editing-duration>
    <meta:editing-cycles>4</meta:editing-cycles>
    <meta:generator>OpenOffice/4.1.1$Win32 OpenOffice.org_project/411m6$Build-9775</meta:generator>
    <dc:date>2016-05-23T13:57:27.47</dc:date>
    <meta:document-statistic meta:table-count="0" meta:image-count="0" meta:object-count="0" meta:page-count="1" meta:paragraph-count="7" meta:word-count="19" meta:character-count="114"/>
    <meta:user-defined meta:name="Info 1"/>
    <meta:user-defined meta:name="Info 2"/>
    <meta:user-defined meta:name="Info 3"/>
    <meta:user-defined meta:name="Info 4"/>
  </office:meta>
</office:document-meta>
</file>